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45cm" fo:min-width="3.3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withoutfill">
      <style:graphic-properties draw:marker-end="Half_20_Arrow_20_Left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objectwithoutfill">
      <style:graphic-properties draw:marker-end="Arrow_20_concave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style:font-name="Ubuntu" fo:font-size="6pt" fo:font-style="italic" style:font-size-asian="6pt" style:font-style-asian="italic" style:font-size-complex="6pt" style:font-style-complex="italic"/>
    </style:style>
    <style:style style:name="P3" style:family="paragraph">
      <loext:graphic-properties draw:fill="none" draw:fill-color="#ffffff"/>
      <style:text-properties style:font-name="Ubuntu" fo:font-size="6pt" fo:font-style="italic" style:font-size-asian="6pt" style:font-style-asian="italic" style:font-size-complex="6pt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style:font-name="Ubuntu" fo:font-size="12pt" fo:font-style="italic" style:font-size-asian="12pt" style:font-style-asian="italic" style:font-size-complex="12pt" style:font-style-complex="italic"/>
    </style:style>
    <style:style style:name="P7" style:family="paragraph">
      <style:text-properties style:font-name="Ubuntu"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 draw:fill-color="#ffffff"/>
      <style:text-properties style:font-name="Ubuntu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Ubuntu" fo:font-size="6pt" fo:font-style="italic" style:font-size-asian="6pt" style:font-style-asian="italic" style:font-size-complex="6pt" style:font-style-complex="italic"/>
    </style:style>
    <style:style style:name="T2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33% 58%" style:font-name="Ubuntu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8cm" svg:height="2.7cm" svg:x="1cm" svg:y="1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cm" svg:height="0.962cm" svg:x="4.694cm" svg:y="1.26cm">
          <draw:text-box>
            <text:p text:style-name="P2"><text:span text:style-name="T1">Espacio muestral S</text:span></text:p>
          </draw:text-box>
        </draw:frame>
        <draw:line draw:style-name="gr3" draw:text-style-name="P4" draw:layer="layout" svg:x1="5.4cm" svg:y1="1.9cm" svg:x2="4.9cm" svg:y2="2.4cm">
          <text:p/>
        </draw:line>
        <draw:custom-shape draw:style-name="gr4" draw:text-style-name="P6" draw:layer="layout" svg:width="1.1cm" svg:height="1.1cm" svg:x="1.7cm" svg:y="2.1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1cm" svg:height="1.199cm" svg:x="3.5cm" svg:y="2.201cm">
          <draw:text-box>
            <text:p text:style-name="P7"><text:span text:style-name="T2">A</text:span><text:span text:style-name="T3">c</text:span></text:p>
          </draw:text-box>
        </draw:frame>
        <draw:frame draw:style-name="gr2" draw:text-style-name="P3" draw:layer="layout" svg:width="2.4cm" svg:height="0.962cm" svg:x="2.9cm" svg:y="4cm">
          <draw:text-box>
            <text:p text:style-name="P2"><text:span text:style-name="T1">Complemento de A</text:span></text:p>
          </draw:text-box>
        </draw:frame>
        <draw:line draw:style-name="gr6" draw:text-style-name="P4" draw:layer="layout" svg:x1="3.7cm" svg:y1="4.1cm" svg:x2="4cm" svg:y2="3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8T08:13:20.716852798</meta:creation-date>
    <dc:date>2019-09-28T08:29:41.966507460</dc:date>
    <meta:editing-duration>PT5M20S</meta:editing-duration>
    <meta:editing-cycles>1</meta:editing-cycles>
    <meta:document-statistic meta:object-count="7"/>
    <meta:generator>LibreOffice/6.3.0.4$Linux_X86_64 LibreOffice_project/30$Build-4</meta:generator>
  </office:meta>
</office:document-meta>
</file>